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draw:fill="solid" draw:fill-color="#33cc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33cc66" draw:textarea-horizontal-align="center" draw:textarea-vertical-align="middle"/>
    </style:style>
    <style:style style:name="gr8" style:family="graphic" style:parent-style-name="standard">
      <style:graphic-properties draw:fill="solid" draw:fill-color="#00dcff" draw:textarea-horizontal-align="center" draw:textarea-vertical-align="middle"/>
    </style:style>
    <style:style style:name="gr9" style:family="graphic" style:parent-style-name="standard">
      <style:graphic-properties draw:fill="solid" draw:fill-color="#9966cc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fill="solid" draw:fill-color="#9966cc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508cm" draw:shadow="hidden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cm" fo:min-width="0cm" draw:shadow="hidden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15" style:family="graphic" style:parent-style-name="standard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9pt"/>
    </style:style>
    <style:style style:name="T3" style:family="text"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1">
          <draw:custom-shape draw:style-name="gr1" draw:text-style-name="P2" draw:layer="layout" svg:width="1.089cm" svg:height="1.257cm" svg:x="0.333cm" svg:y="6.792cm">
            <text:p text:style-name="P1"><text:span text:style-name="T1">Input</text:span></text:p>
            <text:p text:style-name="P1"><text:span text:style-name="T1">term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2" draw:text-style-name="P2" draw:id="id9" draw:layer="layout" svg:width="1.361cm" svg:height="0.843cm" svg:x="2.323cm" svg:y="5.521cm">
          <text:p text:style-name="P3"><text:span text:style-name="T1">Parse</text:span></text:p>
          <text:p text:style-name="P3"><text:span text:style-name="T1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4" draw:layer="layout" draw:type="line" svg:x1="1.422cm" svg:y1="7.42cm" svg:x2="2.086cm" svg:y2="7.42cm" draw:start-shape="id1" draw:start-glue-point="1">
          <text:p text:style-name="P5"/>
        </draw:connector>
        <draw:custom-shape draw:style-name="gr4" draw:text-style-name="P4" draw:id="id3" draw:layer="layout" svg:width="1.415cm" svg:height="1.499cm" svg:x="4.294cm" svg:y="6.658cm">
          <text:p text:style-name="P5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id="id5" draw:layer="layout" svg:width="1.415cm" svg:height="1.499cm" svg:x="8.549cm" svg:y="6.662cm">
          <text:p text:style-name="P5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draw:id="id7" draw:layer="layout" svg:width="1.089cm" svg:height="1.257cm" svg:x="13.158cm" svg:y="6.795cm">
          <text:p text:style-name="P1"><text:span text:style-name="T1">Output</text:span></text:p>
          <text:p text:style-name="P1"><text:span text:style-name="T1">ter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4" draw:layer="layout" draw:type="line" svg:x1="3.874cm" svg:y1="7.414cm" svg:x2="4.647cm" svg:y2="7.407cm" draw:start-shape="id2" draw:start-glue-point="1" draw:end-shape="id3" draw:end-glue-point="5">
          <text:p text:style-name="P5"/>
        </draw:connector>
        <draw:connector draw:style-name="gr3" draw:text-style-name="P4" draw:layer="layout" draw:type="line" svg:x1="5.355cm" svg:y1="7.407cm" svg:x2="6.13cm" svg:y2="7.415cm" draw:start-shape="id3" draw:start-glue-point="9" draw:end-shape="id4" draw:end-glue-point="3">
          <text:p text:style-name="P5"/>
        </draw:connector>
        <draw:connector draw:style-name="gr3" draw:text-style-name="P4" draw:layer="layout" draw:type="line" svg:x1="8.197cm" svg:y1="7.414cm" svg:x2="8.902cm" svg:y2="7.411cm" draw:end-shape="id5" draw:end-glue-point="5">
          <text:p text:style-name="P5"/>
        </draw:connector>
        <draw:connector draw:style-name="gr3" draw:text-style-name="P4" draw:layer="layout" draw:type="line" svg:x1="9.61cm" svg:y1="7.411cm" svg:x2="10.469cm" svg:y2="7.417cm" draw:start-shape="id5" draw:start-glue-point="9" draw:end-shape="id6" draw:end-glue-point="3">
          <text:p text:style-name="P5"/>
        </draw:connector>
        <draw:connector draw:style-name="gr3" draw:text-style-name="P4" draw:layer="layout" draw:type="line" svg:x1="12.435cm" svg:y1="7.417cm" svg:x2="13.158cm" svg:y2="7.423cm" draw:start-shape="id6" draw:start-glue-point="1" draw:end-shape="id7" draw:end-glue-point="5">
          <text:p text:style-name="P5"/>
        </draw:connector>
        <draw:connector draw:style-name="gr3" draw:text-style-name="P4" draw:layer="layout" draw:type="line" svg:x1="3.008cm" svg:y1="4.88cm" svg:x2="3.003cm" svg:y2="5.521cm" draw:start-shape="id8" draw:start-glue-point="2" draw:end-shape="id9" draw:end-glue-point="0">
          <text:p text:style-name="P5"/>
        </draw:connector>
        <draw:connector draw:style-name="gr3" draw:text-style-name="P4" draw:layer="layout" draw:type="line" svg:x1="3.003cm" svg:y1="6.364cm" svg:x2="3.001cm" svg:y2="7.091cm" draw:start-shape="id9" draw:start-glue-point="2" draw:end-shape="id2" draw:end-glue-point="0">
          <text:p text:style-name="P5"/>
        </draw:connector>
        <draw:connector draw:style-name="gr3" draw:text-style-name="P4" draw:layer="layout" draw:type="line" svg:x1="6.017cm" svg:y1="2.795cm" svg:x2="3.008cm" svg:y2="4.11cm" draw:start-shape="id10" draw:start-glue-point="3" draw:end-shape="id8" draw:end-glue-point="0">
          <text:p text:style-name="P5"/>
        </draw:connector>
        <draw:connector draw:style-name="gr3" draw:text-style-name="P4" draw:layer="layout" draw:type="line" svg:x1="7.172cm" svg:y1="3.551cm" svg:x2="7.167cm" svg:y2="7.01cm" draw:start-shape="id10" draw:start-glue-point="2" draw:end-shape="id4" draw:end-glue-point="0">
          <text:p text:style-name="P5"/>
        </draw:connector>
        <draw:connector draw:style-name="gr3" draw:text-style-name="P4" draw:layer="layout" draw:type="line" svg:x1="8.327cm" svg:y1="2.795cm" svg:x2="11.452cm" svg:y2="7.135cm" draw:start-shape="id10" draw:end-shape="id6" draw:end-glue-point="0">
          <text:p text:style-name="P5"/>
        </draw:connector>
        <draw:g draw:id="id10">
          <draw:custom-shape draw:style-name="gr5" draw:text-style-name="P4" draw:layer="layout" svg:width="1.971cm" svg:height="1.173cm" svg:x="6.356cm" svg:y="2.378cm">
            <text:p text:style-name="P5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2" draw:layer="layout" svg:width="2.081cm" svg:height="1.367cm" svg:x="6.017cm" svg:y="2.039cm">
            <text:p text:style-name="P1"><text:span text:style-name="T1">ASF+SDF</text:span></text:p>
            <text:p text:style-name="P1"><text:span text:style-name="T1">modules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rect draw:style-name="gr7" draw:text-style-name="P3" draw:id="id8" draw:layer="layout" svg:width="2.309cm" svg:height="0.77cm" svg:x="1.854cm" svg:y="4.11cm">
          <text:p text:style-name="P3"><text:span text:style-name="T1">Parse table</text:span></text:p>
          <text:p text:style-name="P3"><text:span text:style-name="T1">generator</text:span></text:p>
        </draw:rect>
        <draw:rect draw:style-name="gr7" draw:text-style-name="P2" draw:id="id2" draw:layer="layout" svg:width="1.745cm" svg:height="0.646cm" svg:x="2.129cm" svg:y="7.091cm">
          <text:p text:style-name="P3"><text:span text:style-name="T1">Parser</text:span></text:p>
        </draw:rect>
        <draw:rect draw:style-name="gr8" draw:text-style-name="P2" draw:id="id4" draw:layer="layout" svg:width="2.075cm" svg:height="0.811cm" svg:x="6.13cm" svg:y="7.01cm">
          <text:p text:style-name="P3"><text:span text:style-name="T1">ASF</text:span></text:p>
          <text:p text:style-name="P3"><text:span text:style-name="T1">interpreter</text:span></text:p>
        </draw:rect>
        <draw:rect draw:style-name="gr9" draw:text-style-name="P2" draw:id="id6" draw:layer="layout" svg:width="1.966cm" svg:height="0.564cm" svg:x="10.469cm" svg:y="7.135cm">
          <text:p text:style-name="P1"><text:span text:style-name="T1">Prettyprinter</text:span></text:p>
        </draw:rect>
        <draw:g>
          <draw:custom-shape draw:style-name="gr5" draw:text-style-name="P4" draw:layer="layout" svg:width="1.606cm" svg:height="0.674cm" svg:x="6.448cm" svg:y="0.588cm">
            <text:p text:style-name="P5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2" draw:layer="layout" svg:width="1.688cm" svg:height="0.824cm" svg:x="6.201cm" svg:y="0.313cm">
            <text:p text:style-name="P3"><text:span text:style-name="T1">ASF+SDF</text:span></text:p>
            <text:p text:style-name="P3"><text:span text:style-name="T1">library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line draw:style-name="gr10" draw:text-style-name="P4" draw:layer="layout" svg:x1="7.126cm" svg:y1="2.048cm" svg:x2="7.126cm" svg:y2="1.069cm">
          <text:p text:style-name="P1"><text:span text:style-name="T2">uses</text:span></text:p>
          <text:p text:style-name="P1"/>
        </draw:line>
        <draw:custom-shape draw:style-name="gr11" draw:text-style-name="P3" draw:id="id11" draw:layer="layout" svg:width="2.033cm" svg:height="1.364cm" svg:x="11.368cm" svg:y="4.532cm">
          <text:p text:style-name="P3"><text:span text:style-name="T1">Default</text:span></text:p>
          <text:p text:style-name="P3"><text:span text:style-name="T1">prettyprint</text:span></text:p>
          <text:p text:style-name="P3"><text:span text:style-name="T1">ru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4" draw:layer="layout" draw:type="line" svg:x1="12.384cm" svg:y1="5.896cm" svg:x2="11.452cm" svg:y2="7.135cm" draw:start-shape="id11" draw:start-glue-point="2" draw:end-shape="id6" draw:end-glue-point="0">
          <text:p text:style-name="P5"/>
        </draw:connector>
        <draw:g>
          <draw:frame draw:style-name="gr12" draw:text-style-name="P6" draw:layer="layout" svg:width="13.388cm" svg:height="2.221cm" svg:x="0.457cm" svg:y="8.79cm">
            <draw:text-box>
              <text:p text:style-name="P5"><text:span text:style-name="T3">Key</text:span><text:span text:style-name="T1"> <text:s text:c="9"/>= Processing step <text:s text:c="17"/>= text document</text:span></text:p>
              <text:p text:style-name="P5"><text:span text:style-name="T1"><text:s/></text:span></text:p>
              <text:p text:style-name="P5"><text:span text:style-name="T1"><text:s text:c="17"/></text:span><text:span text:style-name="T1">= Parse tree <text:s text:c="24"/>= Tabular data</text:span></text:p>
              <text:p text:style-name="P5"><text:span text:style-name="T1"/></text:p>
              <text:p text:style-name="P5"><text:span text:style-name="T1"><text:s text:c="17"/></text:span><text:span text:style-name="T1">= Data flow</text:span></text:p>
            </draw:text-box>
          </draw:frame>
          <draw:custom-shape draw:style-name="gr13" draw:text-style-name="P4" draw:layer="layout" svg:width="0.521cm" svg:height="0.665cm" svg:x="6.022cm" svg:y="8.716cm">
            <text:p text:style-name="P5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4" draw:text-style-name="P4" draw:layer="layout" svg:x1="1.424cm" svg:y1="10.669cm" svg:x2="2.126cm" svg:y2="10.669cm">
            <text:p text:style-name="P5"/>
          </draw:line>
          <draw:rect draw:style-name="gr15" draw:text-style-name="P4" draw:layer="layout" svg:width="0.604cm" svg:height="0.435cm" svg:x="1.595cm" svg:y="8.897cm">
            <text:p text:style-name="P5"/>
          </draw:rect>
          <draw:custom-shape draw:style-name="gr16" draw:text-style-name="P4" draw:layer="layout" svg:width="0.484cm" svg:height="0.605cm" svg:x="6.021cm" svg:y="9.575cm">
            <text:p text:style-name="P5"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16" draw:text-style-name="P4" draw:layer="layout" svg:width="0.838cm" svg:height="0.715cm" svg:x="1.444cm" svg:y="9.484cm">
            <text:p text:style-name="P5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19T12:43:57</dc:date>
    <dc:language>en-US</dc:language>
    <meta:editing-cycles>15</meta:editing-cycles>
    <meta:editing-duration>P1DT2H50M42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